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F2A00000BAE00000D892EB5562457641C73.svg" manifest:media-type="image/svg+xml"/>
  <manifest:file-entry manifest:full-path="Pictures/1000053D0000309C0000309CD6B733298A30EB19.svg" manifest:media-type="image/svg+xml"/>
  <manifest:file-entry manifest:full-path="Pictures/10000201000001A5000001A52AFEF26708E77DA1.png" manifest:media-type="image/png"/>
  <manifest:file-entry manifest:full-path="Pictures/10000201000002220000022296EB3AE5C5D1AE39.png" manifest:media-type="image/png"/>
  <manifest:file-entry manifest:full-path="Pictures/10000201000000B3000000B33DC5657115AFF01F.png" manifest:media-type="image/png"/>
  <manifest:file-entry manifest:full-path="Pictures/1000020100000065000000758BF4D5F4063AFCC1.png" manifest:media-type="image/png"/>
  <manifest:file-entry manifest:full-path="Pictures/10001BD200005222000013A2D1AFCC797E30A61D.svg" manifest:media-type="image/svg+xml"/>
  <manifest:file-entry manifest:full-path="Pictures/10000FD2000035050000350563B7C4624407B894.svg" manifest:media-type="image/svg+xml"/>
  <manifest:file-entry manifest:full-path="Pictures/10000201000001CC000001CC505377E91BC3F6F9.png" manifest:media-type="image/png"/>
  <manifest:file-entry manifest:full-path="Pictures/1000222800003EFA00003EFABDB8471473E25E0A.svg" manifest:media-type="image/svg+xml"/>
  <manifest:file-entry manifest:full-path="Pictures/10000201000000B1000000B1978A2D797B4F66DD.png" manifest:media-type="image/png"/>
  <manifest:file-entry manifest:full-path="Pictures/10000201000000BA000000BA5258286EA03F3D6A.png" manifest:media-type="image/png"/>
  <manifest:file-entry manifest:full-path="Pictures/10000DB60000149E0000149E448795D79A727ED2.svg" manifest:media-type="image/svg+xml"/>
  <manifest:file-entry manifest:full-path="Pictures/100011C5000015750000157588D597C548AA9734.svg" manifest:media-type="image/svg+xml"/>
  <manifest:file-entry manifest:full-path="Pictures/1000112A0000146E0000146EF814550DA5B9B69B.svg" manifest:media-type="image/svg+xml"/>
  <manifest:file-entry manifest:full-path="Pictures/10000201000002C8000000AA1E7717E9B52C84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12cm" svg:stroke-color="#1c3687" draw:marker-start-width="0.517cm" draw:marker-end-width="0.517cm" draw:fill="solid" draw:fill-color="#8fbbeb" draw:textarea-horizontal-align="justify" draw:textarea-vertical-align="middle" draw:auto-grow-height="false" fo:min-height="6.006cm" fo:min-width="5.756cm" fo:padding-top="0.23cm" fo:padding-bottom="0.23cm" fo:padding-left="0.355cm" fo:padding-right="0.355cm" draw:shadow="hidden" draw:shadow-offset-x="0.141cm" draw:shadow-offset-y="0.141cm" draw:shadow-color="#7da7d8" draw:shadow-opacity="39%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8fbbeb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Ring of Trust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ow to establish a ring of trus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xml:id="id13" text:id="id13">Ring of Trust established</text:p>
          </draw:text-box>
        </draw:frame>
        <draw:frame draw:style-name="gr2" draw:text-style-name="P2" xml:id="id1" draw:id="id1" draw:layer="layout" svg:width="3.048cm" svg:height="3.048cm" svg:x="6.042cm" svg:y="15.54cm" presentation:class="graphic" presentation:user-transformed="true">
          <draw:image xlink:href="Pictures/100011C5000015750000157588D597C548AA9734.svg" xlink:type="simple" xlink:show="embed" xlink:actuate="onLoad">
            <text:p/>
          </draw:image>
          <draw:image xlink:href="Pictures/10000201000000BA000000BA5258286EA03F3D6A.png" xlink:type="simple" xlink:show="embed" xlink:actuate="onLoad"/>
        </draw:frame>
        <draw:frame draw:style-name="gr3" draw:text-style-name="P2" xml:id="id2" draw:id="id2" draw:layer="layout" svg:width="3.356cm" svg:height="3.356cm" svg:x="19.304cm" svg:y="15.332cm">
          <draw:image xlink:href="Pictures/10000DB60000149E0000149E448795D79A727ED2.svg" xlink:type="simple" xlink:show="embed" xlink:actuate="onLoad">
            <text:p/>
          </draw:image>
          <draw:image xlink:href="Pictures/10000201000000B3000000B33DC5657115AFF01F.png" xlink:type="simple" xlink:show="embed" xlink:actuate="onLoad"/>
        </draw:frame>
        <draw:frame draw:style-name="gr3" draw:text-style-name="P2" xml:id="id4" draw:id="id4" draw:layer="layout" svg:width="3.302cm" svg:height="3.302cm" svg:x="13.154cm" svg:y="4.826cm">
          <draw:image xlink:href="Pictures/1000112A0000146E0000146EF814550DA5B9B69B.svg" xlink:type="simple" xlink:show="embed" xlink:actuate="onLoad">
            <text:p/>
          </draw:image>
          <draw:image xlink:href="Pictures/10000201000000B1000000B1978A2D797B4F66DD.png" xlink:type="simple" xlink:show="embed" xlink:actuate="onLoad"/>
        </draw:frame>
        <draw:frame draw:style-name="gr3" draw:text-style-name="P2" xml:id="id3" draw:id="id3" draw:layer="layout" svg:width="8.502cm" svg:height="2.032cm" svg:x="9.96cm" svg:y="15.594cm">
          <draw:image xlink:href="Pictures/10001BD200005222000013A2D1AFCC797E30A61D.svg" xlink:type="simple" xlink:show="embed" xlink:actuate="onLoad">
            <text:p/>
          </draw:image>
          <draw:image xlink:href="Pictures/10000201000002C8000000AA1E7717E9B52C8495.png" xlink:type="simple" xlink:show="embed" xlink:actuate="onLoad"/>
        </draw:frame>
        <draw:frame draw:style-name="gr3" draw:text-style-name="P2" xml:id="id5" draw:id="id5" draw:layer="layout" svg:width="2.032cm" svg:height="2.032cm" svg:x="10.284cm" svg:y="10.334cm">
          <draw:image xlink:href="Pictures/10000FD2000035050000350563B7C4624407B894.svg" xlink:type="simple" xlink:show="embed" xlink:actuate="onLoad">
            <text:p/>
          </draw:image>
          <draw:image xlink:href="Pictures/10000201000001CC000001CC505377E91BC3F6F9.png" xlink:type="simple" xlink:show="embed" xlink:actuate="onLoad"/>
        </draw:frame>
        <draw:frame draw:style-name="gr3" draw:text-style-name="P2" xml:id="id6" draw:id="id6" draw:layer="layout" svg:width="2.286cm" svg:height="2.286cm" svg:x="8.128cm" svg:y="13.868cm">
          <draw:image xlink:href="Pictures/1000222800003EFA00003EFABDB8471473E25E0A.svg" xlink:type="simple" xlink:show="embed" xlink:actuate="onLoad">
            <text:p/>
          </draw:image>
          <draw:image xlink:href="Pictures/10000201000002220000022296EB3AE5C5D1AE39.png" xlink:type="simple" xlink:show="embed" xlink:actuate="onLoad"/>
        </draw:frame>
        <draw:frame draw:style-name="gr3" draw:text-style-name="P2" xml:id="id7" draw:id="id7" draw:layer="layout" svg:width="7.947cm" svg:height="2.068cm" draw:transform="rotate (0.982620368872807) translate (8.443cm 14.807cm)">
          <draw:image xlink:href="Pictures/10001BD200005222000013A2D1AFCC797E30A61D.svg" xlink:type="simple" xlink:show="embed" xlink:actuate="onLoad">
            <text:p/>
          </draw:image>
          <draw:image xlink:href="Pictures/10000201000002C8000000AA1E7717E9B52C8495.png" xlink:type="simple" xlink:show="embed" xlink:actuate="onLoad"/>
        </draw:frame>
        <draw:frame draw:style-name="gr3" draw:text-style-name="P2" xml:id="id8" draw:id="id8" draw:layer="layout" svg:width="3.631cm" svg:height="3.631cm" svg:x="17.78cm" svg:y="8.636cm">
          <draw:image xlink:href="Pictures/1000053D0000309C0000309CD6B733298A30EB19.svg" xlink:type="simple" xlink:show="embed" xlink:actuate="onLoad">
            <text:p/>
          </draw:image>
          <draw:image xlink:href="Pictures/10000201000001A5000001A52AFEF26708E77DA1.png" xlink:type="simple" xlink:show="embed" xlink:actuate="onLoad"/>
        </draw:frame>
        <draw:frame draw:style-name="gr2" draw:text-style-name="P2" xml:id="id9" draw:id="id9" draw:layer="layout" svg:width="2.286cm" svg:height="2.286cm" svg:x="11.638cm" svg:y="7.004cm">
          <draw:image xlink:href="Pictures/1000222800003EFA00003EFABDB8471473E25E0A.svg" xlink:type="simple" xlink:show="embed" xlink:actuate="onLoad">
            <text:p/>
          </draw:image>
          <draw:image xlink:href="Pictures/10000201000002220000022296EB3AE5C5D1AE39.png" xlink:type="simple" xlink:show="embed" xlink:actuate="onLoad"/>
        </draw:frame>
        <draw:frame draw:style-name="gr3" draw:text-style-name="P2" xml:id="id10" draw:id="id10" draw:layer="layout" svg:width="7.72cm" svg:height="2.032cm" draw:transform="rotate (-1.03707464153503) translate (15.908cm 8.274cm)">
          <draw:image xlink:href="Pictures/10001BD200005222000013A2D1AFCC797E30A61D.svg" xlink:type="simple" xlink:show="embed" xlink:actuate="onLoad">
            <text:p/>
          </draw:image>
          <draw:image xlink:href="Pictures/10000201000002C8000000AA1E7717E9B52C8495.png" xlink:type="simple" xlink:show="embed" xlink:actuate="onLoad"/>
        </draw:frame>
        <draw:custom-shape draw:style-name="gr4" draw:text-style-name="P3" xml:id="id11" draw:id="id11" draw:layer="layout" svg:width="9.144cm" svg:height="9.144cm" svg:x="9.606cm" svg:y="8.99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2" draw:id="id12" draw:layer="layout" svg:width="2.989cm" svg:height="3.464cm" svg:x="12.764cm" svg:y="11.616cm">
          <draw:image xlink:href="Pictures/10000F2A00000BAE00000D892EB5562457641C73.svg" xlink:type="simple" xlink:show="embed" xlink:actuate="onLoad">
            <text:p/>
          </draw:image>
          <draw:image xlink:href="Pictures/1000020100000065000000758BF4D5F4063AFCC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6" svg:path="M-0.00453571428571429-0.00119047619047619l0.136071428571429-0.33866666666666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" smil:type="fade" smil:subtype="crossfade" smil:mode="out"/>
                  <anim:set smil:begin="0.49975s" smil:dur="0.0002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  <anim:par smil:begin="2s" smil:fill="hold" presentation:node-type="with-previous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3s" smil:fill="hold" smil:targetElement="id9" svg:path="M-0.00453571428571429 0.00780952380952381c-0.263071428571429 0.349-0.308428571428571 0.566714285714286 0.235857142857143 0.50623809523809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" smil:type="fade" smil:subtype="crossfade" smil:mode="out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de-in-and-swivel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  <anim:animate smil:dur="2s" smil:fill="hold" smil:targetElement="id13" anim:sub-item="text" smil:attributeName="width" smil:values="0;1" smil:keyTimes="0;1" anim:formula="width*sin(2.5*pi*$)"/>
                  <anim:animate smil:dur="2s" smil:fill="hold" smil:targetElement="id13" anim:sub-item="text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50%" draw:cy="50%" draw:start-color="#8ae234" draw:end-color="#4e9a06" draw:start-intensity="100%" draw:end-intensity="100%" draw:angle="300" draw:border="0%"/>
    <draw:gradient draw:name="Gradient_20_3" draw:display-name="Gradient 3" draw:style="axial" draw:start-color="#8ae234" draw:end-color="#4e9a06" draw:start-intensity="100%" draw:end-intensity="100%" draw:angle="300" draw:border="0%"/>
    <draw:gradient draw:name="Tango_20_Green" draw:display-name="Tango Green" draw:style="radial" draw:cx="50%" draw:cy="50%" draw:start-color="#8ae234" draw:end-color="#4e9a06" draw:start-intensity="100%" draw:end-intensity="100%" draw:border="0%"/>
    <draw:hatch draw:name="Black_20_0_20_Degrees" draw:display-name="Black 0 Degrees" draw:style="single" draw:color="#000000" draw:distance="0.102cm" draw:rotation="0"/>
    <draw:marker draw:name="_3f_" draw:display-name="?" svg:viewBox="0 0 20 30" svg:d="M20 0h-20l10 30z"/>
    <draw:marker draw:name="Arrow" svg:viewBox="0 0 20 30" svg:d="M10 0l-10 30h20z"/>
    <draw:marker draw:name="Arrowheads_20_19" draw:display-name="Arrowheads 19" svg:viewBox="0 0 20 30" svg:d="M10 0l-10 30h20z"/>
    <draw:marker draw:name="Arrowheads_20_20" draw:display-name="Arrowheads 20" svg:viewBox="0 0 20 30" svg:d="M10 0l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8:26:43.605810128</meta:creation-date>
    <meta:editing-duration>PT1H15M27S</meta:editing-duration>
    <meta:editing-cycles>5</meta:editing-cycles>
    <meta:generator>LibreOffice/6.0.5.2$Linux_X86_64 LibreOffice_project/00m0$Build-2</meta:generator>
    <dc:title>Impress</dc:title>
    <dc:date>2019-05-31T19:52:25.604503229</dc:date>
    <meta:document-statistic meta:object-count="53"/>
  </office:meta>
</office:document-meta>
</file>